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ontDescriptor.PDFFontDescriptor( String basefont , int ascent , int descent , int capHeight , int flags , PDFRectangle fontBBox , int italicAngle , int stem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FontDescriptor.getCI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Descriptor.setFontFile( FontType subtype , AbstractPDFStream font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FontDescriptor.getFont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FontDescriptor.setCIDSet( AbstractPDFStream cid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Descriptor.setMetrics( int avgWidth , int maxWidth , int missingWidth , int leading , int stemH , int xHeigh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